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Başlık1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ListeParagraf" style:family="paragraph">
      <style:text-properties fo:background-color="#FF0000"/>
    </style:style>
    <style:style style:name="P4" style:parent-style-name="ListeParagraf" style:family="paragraph">
      <style:text-properties fo:background-color="#FFFF00"/>
    </style:style>
    <style:style style:name="P5" style:parent-style-name="ListeParagraf" style:family="paragraph">
      <style:text-properties fo:background-color="#FFFF00"/>
    </style:style>
    <style:style style:name="P6" style:parent-style-name="ListeParagraf" style:family="paragraph">
      <style:text-properties fo:background-color="#FF0000"/>
    </style:style>
    <style:style style:name="P7" style:parent-style-name="ListeParagraf" style:family="paragraph">
      <style:text-properties fo:background-color="#FF0000"/>
    </style:style>
    <style:style style:name="P8" style:parent-style-name="ListeParagraf" style:family="paragraph">
      <style:text-properties fo:background-color="#FF0000"/>
    </style:style>
    <style:style style:name="P9" style:parent-style-name="ListeParagraf" style:family="paragraph">
      <style:text-properties fo:background-color="#FFFF00"/>
    </style:style>
    <style:style style:name="P10" style:parent-style-name="ListeParagraf" style:family="paragraph">
      <style:text-properties fo:background-color="#FFFF00"/>
    </style:style>
    <style:style style:name="P11" style:parent-style-name="ListeParagraf" style:family="paragraph">
      <style:text-properties fo:background-color="#FF0000"/>
    </style:style>
    <style:style style:name="P12" style:parent-style-name="ListeParagraf" style:family="paragraph">
      <style:text-properties fo:background-color="#FF0000"/>
    </style:style>
    <style:style style:name="P13" style:parent-style-name="ListeParagraf" style:family="paragraph">
      <style:text-properties fo:background-color="#FFFF00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ListeParagraf" style:family="paragraph">
      <style:text-properties fo:background-color="#FF0000"/>
    </style:style>
    <style:style style:name="P16" style:parent-style-name="ListeParagraf" style:family="paragraph">
      <style:text-properties fo:background-color="#FF0000"/>
    </style:style>
    <style:style style:name="P17" style:parent-style-name="ListeParagraf" style:family="paragraph">
      <style:text-properties fo:background-color="#FF0000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ListeParagraf" style:family="paragraph">
      <style:text-properties fo:background-color="#FF0000"/>
    </style:style>
    <style:style style:name="P20" style:parent-style-name="ListeParagraf" style:family="paragraph">
      <style:text-properties fo:background-color="#FF0000"/>
    </style:style>
    <style:style style:name="P21" style:parent-style-name="ListeParagraf" style:family="paragraph">
      <style:text-properties fo:background-color="#FF0000"/>
    </style:style>
    <style:style style:name="P22" style:parent-style-name="ListeParagraf" style:family="paragraph"/>
    <style:style style:name="T23" style:parent-style-name="VarsayılanParagrafYazıTipi" style:family="text">
      <style:text-properties fo:background-color="#FF0000"/>
    </style:style>
  </office:automatic-styles>
  <office:body>
    <office:text text:use-soft-page-breaks="true">
      <text:h text:style-name="P1" text:outline-level="1">Use cases:</text:h>
      <text:p text:style-name="P2">User<text:s/></text:p>
      <text:list text:style-name="LFO1" text:continue-numbering="true">
        <text:list-item>
          <text:p text:style-name="P3">User can rate movies</text:p>
        </text:list-item>
        <text:list-item>
          <text:p text:style-name="P4">User can create movie lists</text:p>
        </text:list-item>
        <text:list-item>
          <text:p text:style-name="P5">User can add/delete movies from its lists</text:p>
        </text:list-item>
        <text:list-item>
          <text:p text:style-name="P6">User can request to add movies</text:p>
        </text:list-item>
        <text:list-item>
          <text:p text:style-name="P7">User can update its profile</text:p>
        </text:list-item>
        <text:list-item>
          <text:p text:style-name="P8">User can upload profile and banner photo</text:p>
        </text:list-item>
        <text:list-item>
          <text:p text:style-name="P9">User can list its ratings</text:p>
        </text:list-item>
        <text:list-item>
          <text:p text:style-name="P10">User can list its movie lists</text:p>
        </text:list-item>
        <text:list-item>
          <text:p text:style-name="P11">User can search movies</text:p>
        </text:list-item>
        <text:list-item>
          <text:p text:style-name="P12">User can view details of movies</text:p>
        </text:list-item>
        <text:list-item>
          <text:p text:style-name="P13">User can view details of other users</text:p>
        </text:list-item>
      </text:list>
      <text:p text:style-name="P14">Editor (Inherits User)</text:p>
      <text:list text:style-name="LFO2" text:continue-numbering="true">
        <text:list-item>
          <text:p text:style-name="P15">Editor can accept/reject movie add requests</text:p>
        </text:list-item>
        <text:list-item>
          <text:p text:style-name="P16">Editor can add/update/delete movies</text:p>
        </text:list-item>
        <text:list-item>
          <text:p text:style-name="P17">Editor can add/update/delete movie person</text:p>
        </text:list-item>
      </text:list>
      <text:p text:style-name="P18">Admin (Inherits Editor)</text:p>
      <text:list text:style-name="LFO3" text:continue-numbering="true">
        <text:list-item>
          <text:p text:style-name="P19">Admin can add/update/delete movie genres</text:p>
        </text:list-item>
        <text:list-item>
          <text:p text:style-name="P20">Admin can add/update/delete movie person types (director,actor etc.)</text:p>
        </text:list-item>
        <text:list-item>
          <text:p text:style-name="P21">Admin can change role of a user</text:p>
        </text:list-item>
        <text:list-item>
          <text:p text:style-name="P22"><text:span text:style-name="T23">Admin can add/remove/update social link field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Başlık1" style:display-name="Başlı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Başlık2" style:display-name="Başlık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Heading1Char" style:display-name="Heading 1 Char" style:family="text" style:parent-style-name="VarsayılanParagrafYazıTipi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İÇTBaşlığı" style:display-name="İÇT Başlığı" style:family="paragraph" style:parent-style-name="Başlık1" style:next-style-name="Normal" style:default-outline-level="1">
      <style:text-properties style:letter-kerning="false" fo:hyphenate="false"/>
    </style:style>
    <style:style style:name="İÇT1" style:display-name="İÇT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Köprü" style:display-name="Köprü" style:family="text" style:parent-style-name="VarsayılanParagrafYazıTipi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 style:parent-style-name="VarsayılanParagrafYazıTipi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İÇT2" style:display-name="İÇT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İÇT3" style:display-name="İÇT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style:font-name-complex="Times New Roman" style:letter-kerning="false" fo:hyphenate="false"/>
    </style:style>
    <style:style style:name="KonuBaşlığı" style:display-name="Konu Başlığı" style:family="paragraph" style:parent-style-name="Normal" style:next-style-name="Normal">
      <style:paragraph-properties fo:margin-bottom="0in"/>
      <style:text-properties style:font-name="Calibri Light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VarsayılanParagrafYazıTipi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eParagraf" style:display-name="Liste Paragraf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turalp Sönmez</meta:initial-creator>
    <dc:creator>Baturalp Sönmez</dc:creator>
    <meta:creation-date>2023-11-29T10:44:00Z</meta:creation-date>
    <dc:date>2023-12-14T19:31:00Z</dc:date>
    <meta:template xlink:href="Normal.dotm" xlink:type="simple"/>
    <meta:editing-cycles>31</meta:editing-cycles>
    <meta:editing-duration>PT102060S</meta:editing-duration>
    <meta:document-statistic meta:page-count="1" meta:paragraph-count="1" meta:word-count="106" meta:character-count="713" meta:row-count="5" meta:non-whitespace-character-count="608"/>
  </office:meta>
</office:document-meta>
</file>